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ffff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Usuarios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office:value-type="string" calcext:value-type="string">
            <text:p>livros_em_aberto</text:p>
          </table:table-cell>
          <table:table-cell table:style-name="ce3" office:value-type="string" calcext:value-type="string">
            <text:p>dias_de_atras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icon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ctor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sald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iv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uario_id</text:p>
          </table:table-cell>
          <table:table-cell office:value-type="string" calcext:value-type="string">
            <text:p>nome_livro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gramaçã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co de dado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duin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ticas profissiona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20:01:26.154238624</meta:creation-date>
    <dc:date>2020-06-15T20:09:48.652271155</dc:date>
    <meta:editing-duration>PT8M26S</meta:editing-duration>
    <meta:editing-cycles>1</meta:editing-cycles>
    <meta:document-statistic meta:table-count="1" meta:cell-count="33" meta:object-count="0"/>
    <meta:generator>LibreOffice/6.4.3.2$Linux_X86_64 LibreOffice_project/40$Build-2</meta:generator>
  </office:meta>
</office:document-meta>
</file>